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6A00000228EECDA4F3.png" manifest:media-type="image/png"/>
  <manifest:file-entry manifest:full-path="Pictures/100000000000036C0000022660079F6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406cm" svg:height="10.927cm" svg:x="1.701cm" svg:y="0.973cm">
          <draw:image xlink:href="Pictures/100000000000036C0000022660079F69.png" xlink:type="simple" xlink:show="embed" xlink:actuate="onLoad">
            <text:p/>
          </draw:image>
        </draw:frame>
        <draw:frame draw:style-name="gr1" draw:text-style-name="P1" draw:layer="layout" svg:width="17.582cm" svg:height="11.103cm" svg:x="1.8cm" svg:y="13.674cm">
          <draw:image xlink:href="Pictures/100000000000036A00000228EECDA4F3.png" xlink:type="simple" xlink:show="embed" xlink:actuate="onLoad">
            <text:p/>
          </draw:image>
        </draw:frame>
        <draw:custom-shape draw:style-name="gr2" draw:text-style-name="P1" draw:layer="layout" svg:width="2.4cm" svg:height="0.7cm" svg:x="2cm" svg:y="2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cm" svg:y1="3.4cm" svg:x2="6.3cm" svg:y2="16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1T11:48:25.585000000</meta:creation-date>
    <dc:date>2015-03-11T11:51:42.305000000</dc:date>
    <meta:editing-duration>P0D</meta:editing-duration>
    <meta:editing-cycles>1</meta:editing-cycles>
    <meta:document-statistic meta:object-count="4"/>
    <meta:generator>LibreOffice/4.2.5.2$Windows_x86 LibreOffice_project/61cb170a04bb1f12e77c884eab9192be736ec5f5</meta:generator>
  </office:meta>
</office:document-meta>
</file>